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1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1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1">
      <style:text-properties fo:font-weight="normal" style:font-weight-asian="normal" style:font-weight-complex="normal"/>
    </style:style>
    <style:style style:name="ce18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 table:number-columns-repeated="1019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style-name="ce23"/>
          <table:table-cell table:style-name="ce23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5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2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6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4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9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4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3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4" calcext:value-type="float">
            <text:p>84</text:p>
          </table:table-cell>
          <table:table-cell/>
          <table:table-cell table:style-name="ce23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53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5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4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6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67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6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75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77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7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8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4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89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29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91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293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294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6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298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29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00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1]+20" office:value-type="float" office:value="138" calcext:value-type="float">
            <text:p>138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2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0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04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0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06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07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0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1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1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1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clerestory carriages (old from Standard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1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21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2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2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2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2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2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2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29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30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32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36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44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46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47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48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49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5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5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5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5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5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5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6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6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68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74]+25" office:value-type="float" office:value="250" calcext:value-type="float">
            <text:p>25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7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 style:data-style-name="N2" text:time-value="00:27:55.8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1-30T12:20:03.518000000</dc:date>
    <meta:editing-duration>P10DT22H44M13S</meta:editing-duration>
    <meta:editing-cycles>664</meta:editing-cycles>
    <meta:generator>LibreOffice/4.4.6.3$Windows_x86 LibreOffice_project/e8938fd3328e95dcf59dd64e7facd2c7d67c704d</meta:generator>
    <meta:document-statistic meta:table-count="3" meta:cell-count="2410" meta:object-count="0"/>
  </office:meta>
</office:document-meta>
</file>